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EF0000012DAD720C7F.svm" manifest:media-type=""/>
  <manifest:file-entry manifest:full-path="Pictures/20000001000001AB00000107DABCF13B.svm" manifest:media-type=""/>
  <manifest:file-entry manifest:full-path="Pictures/200000010000015F000001355994C027.svm" manifest:media-type=""/>
  <manifest:file-entry manifest:full-path="Pictures/20000001000001750000012DA8A3CF0F.svm" manifest:media-type=""/>
  <manifest:file-entry manifest:full-path="Pictures/200000010000014F00000124900B1F79.svm" manifest:media-type=""/>
  <manifest:file-entry manifest:full-path="Pictures/20000001000000FE000001038E021CBF.svm" manifest:media-type=""/>
  <manifest:file-entry manifest:full-path="Pictures/20000001000000F6000001426FFCD15A.svm" manifest:media-type=""/>
  <manifest:file-entry manifest:full-path="Pictures/200000010000018E0000012DD46A69DD.svm" manifest:media-type=""/>
  <manifest:file-entry manifest:full-path="Pictures/200000010000017D00000129E242AB27.svm" manifest:media-type=""/>
  <manifest:file-entry manifest:full-path="Pictures/2000000100000363000001074D94C047.svm" manifest:media-type=""/>
  <manifest:file-entry manifest:full-path="Pictures/20000001000002690000013145689BC3.svm" manifest:media-type=""/>
  <manifest:file-entry manifest:full-path="Pictures/2000000100000175000001295D7A3A32.svm" manifest:media-type=""/>
  <manifest:file-entry manifest:full-path="Pictures/20000002000003B5000001487017A2AA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12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022cm" svg:height="3.809cm" svg:x="1.009cm" svg:y="0.703cm">
          <draw:image xlink:href="Pictures/20000002000003B5000001487017A2AA.eps" xlink:type="simple" xlink:show="embed" xlink:actuate="onLoad">
            <text:p/>
          </draw:image>
        </draw:frame>
        <draw:custom-shape draw:style-name="gr2" draw:text-style-name="P1" draw:layer="layout" svg:width="0.266cm" svg:height="1.058cm" draw:transform="rotate (1.5707963267949) translate (1.125cm 2.081cm)">
          <text:p/>
          <draw:enhanced-geometry svg:viewBox="0 0 21600 21600" draw:glue-points="0 0 0 21600 21600 10800" draw:text-areas="0 ?f9 7800 ?f10" draw:type="right-brace" draw:modifiers="1800 10680.23483365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0.869cm" svg:height="0.916cm" svg:x="11.209cm" svg:y="0.578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4.061cm" svg:y="0.57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layer="layout" svg:width="0.541cm" svg:height="0.729cm" svg:x="0.59cm" svg:y="2.92cm">
          <draw:text-box>
            <text:p>+</text:p>
          </draw:text-box>
        </draw:frame>
        <draw:frame draw:style-name="gr3" draw:layer="layout" svg:width="0.642cm" svg:height="0.729cm" svg:x="0.63cm" svg:y="3.738cm">
          <draw:text-box>
            <text:p>-</text:p>
          </draw:text-box>
        </draw:frame>
        <draw:frame draw:style-name="gr5" draw:text-style-name="P1" draw:layer="layout" svg:width="0.739cm" svg:height="0.365cm" svg:x="8.812cm" svg:y="0.319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7.7cm" svg:y="1.207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76cm" svg:height="0.36cm" svg:x="9.286cm" svg:y="1.202cm">
          <draw:image xlink:href="Pictures/200000010000018E0000012DD46A69DD.svm" xlink:type="simple" xlink:show="embed" xlink:actuate="onLoad">
            <text:p/>
          </draw:image>
        </draw:frame>
        <draw:frame draw:style-name="gr8" draw:text-style-name="P1" draw:layer="layout" svg:width="0.245cm" svg:height="0.321cm" svg:x="8.55cm" svg:y="2.067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draw:layer="layout" svg:width="0.304cm" svg:height="0.31cm" svg:x="9.872cm" svg:y="2.19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10.614cm" svg:y="2.19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11.348cm" svg:y="2.19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01cm" svg:height="0.349cm" svg:x="12.083cm" svg:y="3.376cm">
          <draw:image xlink:href="Pictures/200000010000014F00000124900B1F79.svm" xlink:type="simple" xlink:show="embed" xlink:actuate="onLoad">
            <text:p/>
          </draw:image>
        </draw:frame>
        <draw:frame draw:style-name="gr11" draw:text-style-name="P1" draw:layer="layout" svg:width="0.304cm" svg:height="0.299cm" svg:x="11.307cm" svg:y="3.401cm">
          <draw:image xlink:href="Pictures/20000001000000FE000000FA28DF3A34.svm" xlink:type="simple" xlink:show="embed" xlink:actuate="onLoad">
            <text:p/>
          </draw:image>
        </draw:frame>
        <draw:frame draw:style-name="gr11" draw:text-style-name="P1" draw:layer="layout" svg:width="0.304cm" svg:height="0.299cm" svg:x="10.541cm" svg:y="3.401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0.42cm" svg:height="0.37cm" svg:x="9.752cm" svg:y="3.365cm">
          <draw:image xlink:href="Pictures/200000010000015F000001355994C027.svm" xlink:type="simple" xlink:show="embed" xlink:actuate="onLoad">
            <text:p/>
          </draw:image>
        </draw:frame>
        <draw:frame draw:style-name="gr13" draw:text-style-name="P1" draw:layer="layout" svg:width="0.446cm" svg:height="0.36cm" svg:x="8.462cm" svg:y="3.37cm">
          <draw:image xlink:href="Pictures/20000001000001750000012DA8A3CF0F.svm" xlink:type="simple" xlink:show="embed" xlink:actuate="onLoad">
            <text:p/>
          </draw:image>
        </draw:frame>
        <draw:frame draw:style-name="gr14" draw:text-style-name="P1" draw:layer="layout" svg:width="0.446cm" svg:height="0.355cm" svg:x="7.7cm" svg:y="3.373cm">
          <draw:image xlink:href="Pictures/2000000100000175000001295D7A3A32.svm" xlink:type="simple" xlink:show="embed" xlink:actuate="onLoad">
            <text:p/>
          </draw:image>
        </draw:frame>
        <draw:frame draw:style-name="gr15" draw:text-style-name="P1" draw:layer="layout" svg:width="0.511cm" svg:height="0.314cm" svg:x="0.665cm" svg:y="3.557cm">
          <draw:image xlink:href="Pictures/20000001000001AB00000107DABCF13B.svm" xlink:type="simple" xlink:show="embed" xlink:actuate="onLoad">
            <text:p/>
          </draw:image>
        </draw:frame>
        <draw:frame draw:style-name="gr16" draw:text-style-name="P1" draw:layer="layout" svg:width="1.039cm" svg:height="0.314cm" svg:x="2.158cm" svg:y="3.193cm">
          <draw:image xlink:href="Pictures/2000000100000363000001074D94C047.svm" xlink:type="simple" xlink:show="embed" xlink:actuate="onLoad">
            <text:p/>
          </draw:image>
        </draw:frame>
        <draw:frame draw:style-name="gr6" draw:text-style-name="P1" draw:layer="layout" svg:width="0.456cm" svg:height="0.355cm" svg:x="1.392cm" svg:y="3.999cm">
          <draw:image xlink:href="Pictures/200000010000017D00000129E242AB27.svm" xlink:type="simple" xlink:show="embed" xlink:actuate="onLoad">
            <text:p/>
          </draw:image>
        </draw:frame>
        <draw:frame draw:style-name="gr14" draw:text-style-name="P1" draw:layer="layout" svg:width="0.446cm" svg:height="0.355cm" svg:x="2.055cm" svg:y="3.99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304cm" svg:height="0.31cm" svg:x="4.419cm" svg:y="2.378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5.158cm" svg:y="2.378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31cm" svg:x="5.922cm" svg:y="2.378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476cm" svg:height="0.36cm" svg:x="3.468cm" svg:y="3.53cm">
          <draw:image xlink:href="Pictures/200000010000018E0000012DD46A69DD.svm" xlink:type="simple" xlink:show="embed" xlink:actuate="onLoad">
            <text:p/>
          </draw:image>
        </draw:frame>
        <draw:frame draw:style-name="gr11" draw:text-style-name="P1" draw:layer="layout" svg:width="0.304cm" svg:height="0.299cm" svg:x="4.473cm" svg:y="3.561cm">
          <draw:image xlink:href="Pictures/20000001000000FE000000FA28DF3A34.svm" xlink:type="simple" xlink:show="embed" xlink:actuate="onLoad">
            <text:p/>
          </draw:image>
        </draw:frame>
        <draw:frame draw:style-name="gr11" draw:text-style-name="P1" draw:layer="layout" svg:width="0.304cm" svg:height="0.299cm" svg:x="5.254cm" svg:y="3.561cm">
          <draw:image xlink:href="Pictures/20000001000000FE000000FA28DF3A34.svm" xlink:type="simple" xlink:show="embed" xlink:actuate="onLoad">
            <text:p/>
          </draw:image>
        </draw:frame>
        <draw:frame draw:style-name="gr10" draw:text-style-name="P1" draw:layer="layout" svg:width="0.401cm" svg:height="0.349cm" svg:x="5.91cm" svg:y="3.536cm">
          <draw:image xlink:href="Pictures/200000010000014F00000124900B1F79.svm" xlink:type="simple" xlink:show="embed" xlink:actuate="onLoad">
            <text:p/>
          </draw:image>
        </draw:frame>
        <draw:frame draw:style-name="gr17" draw:text-style-name="P1" draw:layer="layout" svg:width="0.593cm" svg:height="0.36cm" svg:x="1.454cm" svg:y="1.314cm">
          <draw:image xlink:href="Pictures/20000001000001EF0000012DAD720C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9T11:44:28</meta:creation-date>
    <meta:editing-duration>PT1H47M39S</meta:editing-duration>
    <meta:editing-cycles>14</meta:editing-cycles>
    <meta:generator>LibreOffice/4.2.8.2$Linux_x86 LibreOffice_project/420m0$Build-2</meta:generator>
    <dc:title>kkkFigures</dc:title>
    <meta:initial-creator>kkk </meta:initial-creator>
    <dc:date>2017-03-28T19:07:58.885482968</dc:date>
    <meta:document-statistic meta:object-count="31"/>
    <meta:template xlink:type="simple" xlink:actuate="onRequest" xlink:title="kkkFigures" xlink:href="../../../../.libreoffice/3/user/template/kkkFigures.otg" meta:date="2013-12-29T11:44:27"/>
  </office:meta>
</office:document-meta>
</file>